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margin-top="0in" fo:margin-bottom="0in" style:contextual-spacing="false"/>
      <style:text-properties officeooo:paragraph-rsid="00102864"/>
    </style:style>
    <style:style style:name="P2" style:family="paragraph" style:parent-style-name="Text_20_body" style:list-style-name="L3">
      <style:paragraph-properties fo:margin-top="0in" fo:margin-bottom="0in" style:contextual-spacing="false"/>
      <style:text-properties fo:font-weight="normal" officeooo:rsid="0043ae46" officeooo:paragraph-rsid="00102864" fo:background-color="transparent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284e" officeooo:paragraph-rsid="0007284e" style:font-weight-asian="bold" style:font-weight-complex="bold"/>
    </style:style>
    <style:style style:name="P4" style:family="paragraph" style:parent-style-name="Standard">
      <style:text-properties fo:font-weight="bold" officeooo:rsid="000c8882" officeooo:paragraph-rsid="000c8882" style:font-weight-asian="bold" style:font-weight-complex="bold"/>
    </style:style>
    <style:style style:name="P5" style:family="paragraph" style:parent-style-name="Standard">
      <style:text-properties fo:font-weight="bold" officeooo:paragraph-rsid="000abb05" style:font-weight-asian="bold" style:font-weight-complex="bold"/>
    </style:style>
    <style:style style:name="P6" style:family="paragraph" style:parent-style-name="Standard">
      <style:text-properties officeooo:rsid="00089e7c" officeooo:paragraph-rsid="00089e7c"/>
    </style:style>
    <style:style style:name="P7" style:family="paragraph" style:parent-style-name="Standard" style:list-style-name="L1">
      <style:text-properties officeooo:rsid="00089e7c" officeooo:paragraph-rsid="00089e7c"/>
    </style:style>
    <style:style style:name="P8" style:family="paragraph" style:parent-style-name="Standard" style:list-style-name="L1">
      <style:text-properties officeooo:paragraph-rsid="00089e7c"/>
    </style:style>
    <style:style style:name="P9" style:family="paragraph" style:parent-style-name="Standard" style:list-style-name="L1">
      <style:text-properties officeooo:paragraph-rsid="0007284e"/>
    </style:style>
    <style:style style:name="P10" style:family="paragraph" style:parent-style-name="Standard" style:list-style-name="L1">
      <style:text-properties officeooo:paragraph-rsid="00084216"/>
    </style:style>
    <style:style style:name="P11" style:family="paragraph" style:parent-style-name="Standard" style:list-style-name="L1">
      <style:text-properties officeooo:rsid="00084216" officeooo:paragraph-rsid="00084216"/>
    </style:style>
    <style:style style:name="P12" style:family="paragraph" style:parent-style-name="Standard">
      <style:text-properties officeooo:rsid="000abb05" officeooo:paragraph-rsid="000abb05"/>
    </style:style>
    <style:style style:name="P13" style:family="paragraph" style:parent-style-name="Standard" style:list-style-name="L2">
      <style:text-properties officeooo:rsid="000bd67b" officeooo:paragraph-rsid="000bd67b"/>
    </style:style>
    <style:style style:name="P14" style:family="paragraph" style:parent-style-name="Standard">
      <style:text-properties officeooo:rsid="000bd67b" officeooo:paragraph-rsid="000bd67b"/>
    </style:style>
    <style:style style:name="P15" style:family="paragraph" style:parent-style-name="Standard" style:list-style-name="L3">
      <style:text-properties officeooo:paragraph-rsid="000c8882"/>
    </style:style>
    <style:style style:name="P16" style:family="paragraph" style:parent-style-name="Standard" style:list-style-name="L3">
      <style:text-properties officeooo:paragraph-rsid="000c9c15"/>
    </style:style>
    <style:style style:name="P17" style:family="paragraph" style:parent-style-name="Standard" style:list-style-name="L3">
      <style:text-properties officeooo:rsid="000c8882" officeooo:paragraph-rsid="000c8882"/>
    </style:style>
    <style:style style:name="P18" style:family="paragraph" style:parent-style-name="Standard" style:list-style-name="L3">
      <style:text-properties officeooo:rsid="000d6605" officeooo:paragraph-rsid="000d6605"/>
    </style:style>
    <style:style style:name="P19" style:family="paragraph" style:parent-style-name="Standard" style:list-style-name="L3">
      <style:text-properties officeooo:rsid="000dd4ce" officeooo:paragraph-rsid="000dd4ce"/>
    </style:style>
    <style:style style:name="P20" style:family="paragraph" style:parent-style-name="Standard">
      <style:text-properties officeooo:rsid="000dd4ce" officeooo:paragraph-rsid="000dd4ce"/>
    </style:style>
    <style:style style:name="P21" style:family="paragraph" style:parent-style-name="Standard" style:list-style-name="L3">
      <style:text-properties officeooo:rsid="00102864" officeooo:paragraph-rsid="00102864"/>
    </style:style>
    <style:style style:name="T1" style:family="text">
      <style:text-properties officeooo:rsid="0007284e"/>
    </style:style>
    <style:style style:name="T2" style:family="text">
      <style:text-properties officeooo:rsid="00084216"/>
    </style:style>
    <style:style style:name="T3" style:family="text">
      <style:text-properties fo:font-weight="bold" officeooo:rsid="00084216" style:font-weight-asian="bold" style:font-weight-complex="bold"/>
    </style:style>
    <style:style style:name="T4" style:family="text">
      <style:text-properties fo:font-weight="bold" officeooo:rsid="0039342a" fo:background-color="transparent" style:font-weight-asian="bold" style:font-weight-complex="bold"/>
    </style:style>
    <style:style style:name="T5" style:family="text">
      <style:text-properties fo:font-weight="bold" officeooo:rsid="00376827" fo:background-color="transparent" style:font-weight-asian="bold" style:font-weight-complex="bold"/>
    </style:style>
    <style:style style:name="T6" style:family="text">
      <style:text-properties fo:font-weight="bold" officeooo:rsid="003501ea" fo:background-color="transparent" style:font-weight-asian="bold" style:font-weight-complex="bold"/>
    </style:style>
    <style:style style:name="T7" style:family="text">
      <style:text-properties officeooo:rsid="00089e7c"/>
    </style:style>
    <style:style style:name="T8" style:family="text">
      <style:text-properties officeooo:rsid="000a450d"/>
    </style:style>
    <style:style style:name="T9" style:family="text">
      <style:text-properties officeooo:rsid="000abb05"/>
    </style:style>
    <style:style style:name="T10" style:family="text">
      <style:text-properties officeooo:rsid="000bd67b"/>
    </style:style>
    <style:style style:name="T11" style:family="text">
      <style:text-properties officeooo:rsid="000c8882"/>
    </style:style>
    <style:style style:name="T12" style:family="text">
      <style:text-properties officeooo:rsid="000c9c15"/>
    </style:style>
    <style:style style:name="T13" style:family="text">
      <style:text-properties fo:font-weight="normal" officeooo:rsid="0039342a" fo:background-color="transparent" style:font-weight-asian="normal" style:font-weight-complex="normal"/>
    </style:style>
    <style:style style:name="T14" style:family="text">
      <style:text-properties fo:font-weight="normal" officeooo:rsid="0041c33a" fo:background-color="transparent" style:font-weight-asian="normal" style:font-weight-complex="normal"/>
    </style:style>
    <style:style style:name="T15" style:family="text">
      <style:text-properties fo:font-weight="normal" officeooo:rsid="0036662e" fo:background-color="transparent" style:font-weight-asian="normal" style:font-weight-complex="normal"/>
    </style:style>
    <style:style style:name="T16" style:family="text">
      <style:text-properties fo:font-weight="normal" officeooo:rsid="00376827" fo:background-color="transparent" style:font-weight-asian="normal" style:font-weight-complex="normal"/>
    </style:style>
    <style:style style:name="T17" style:family="text">
      <style:text-properties fo:font-weight="normal" officeooo:rsid="00102864" fo:background-color="transparent" style:font-weight-asian="normal" style:font-weight-complex="normal"/>
    </style:style>
    <style:style style:name="T18" style:family="text">
      <style:text-properties fo:font-weight="normal" officeooo:rsid="003ac0f2" fo:background-color="transparent" style:font-weight-asian="normal" style:font-weight-complex="normal"/>
    </style:style>
    <style:style style:name="T19" style:family="text">
      <style:text-properties fo:font-weight="normal" officeooo:rsid="003501ea" fo:background-color="transparent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mension</text:p>
      <text:p text:style-name="P6"/>
      <text:list xml:id="list3024628268214114330" text:style-name="L1">
        <text:list-item>
          <text:p text:style-name="P7">Definition</text:p>
          <text:list>
            <text:list-item>
              <text:p text:style-name="P9"><text:span text:style-name="T1">If </text:span><text:span text:style-name="T2">V</text:span><text:span text:style-name="T1"> is spanned by a finite set, then V is called finite dimensional an</text:span><text:span text:style-name="T2">d</text:span><text:span text:style-name="T1"> the dimension of V, written as dim V, is the number of vectors in a b</text:span><text:span text:style-name="T2">asis for V.</text:span></text:p>
            </text:list-item>
            <text:list-item>
              <text:p text:style-name="P10"><text:span text:style-name="T2">The dimension of of the zero vector space {</text:span><text:span text:style-name="T3">0</text:span><text:span text:style-name="T2">} is defined as zero and not one.</text:span></text:p>
            </text:list-item>
            <text:list-item>
              <text:p text:style-name="P11">If V is not spanned by a finite set, then V is called infinite dimensional.</text:p>
            </text:list-item>
          </text:list>
        </text:list-item>
        <text:list-item>
          <text:p text:style-name="P8"><text:span text:style-name="T7">The dimension of a vector space V is an intrinsic properly of V and does <text:s/>not depend on the choice of basis. </text:span><text:span text:style-name="T8">If a vector space V has a basis of n vectors, every basis also contains exactly n vectors.</text:span></text:p>
        </text:list-item>
      </text:list>
      <text:p text:style-name="P12"/>
      <text:p text:style-name="P5"><text:span text:style-name="T9">Classification of subspaces </text:span><text:span text:style-name="T10">based on dimension</text:span></text:p>
      <text:list xml:id="list2666328139563612681" text:style-name="L2">
        <text:list-item>
          <text:p text:style-name="P13">0-dimensional subspaces</text:p>
        </text:list-item>
        <text:list-item>
          <text:p text:style-name="P13">1-dimensional subspaces</text:p>
        </text:list-item>
        <text:list-item>
          <text:p text:style-name="P13">2-dimensional subspaces</text:p>
        </text:list-item>
        <text:list-item>
          <text:p text:style-name="P13">3-dimensional subspaces</text:p>
        </text:list-item>
      </text:list>
      <text:p text:style-name="P14"/>
      <text:p text:style-name="P4">Properties</text:p>
      <text:list xml:id="list673521572497415097" text:style-name="L3">
        <text:list-item>
          <text:p text:style-name="P15"><text:span text:style-name="T11">Let H be a subspace of </text:span><text:span text:style-name="T12">a finite dimensional </text:span><text:span text:style-name="T11">vector space V.</text:span></text:p>
          <text:list>
            <text:list-item>
              <text:p text:style-name="P17">Any linearly independent set of H can be expanded, if necessary, to form a basis for H.</text:p>
            </text:list-item>
            <text:list-item>
              <text:p text:style-name="P16"><text:span text:style-name="T12">Also H is finite and</text:span><text:span text:style-name="T12"><draw:frame draw:style-name="fr1" draw:name="Object1" text:anchor-type="as-char" svg:y="-0.1484in" svg:width="1.0319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</text:list>
        </text:list-item>
        <text:list-item>
          <text:p text:style-name="P18">The basis theorem</text:p>
          <text:list>
            <text:list-item>
              <text:p text:style-name="P18">Let V be a p-dimensional vector space. Any set of p vectors which form a subset of V form the basis for V if they either </text:p>
              <text:list>
                <text:list-item>
                  <text:p text:style-name="P18">Linearly independent</text:p>
                </text:list-item>
                <text:list-item>
                  <text:p text:style-name="P19">Can span V</text:p>
                </text:list-item>
              </text:list>
            </text:list-item>
          </text:list>
        </text:list-item>
        <text:list-item>
          <text:p text:style-name="P19">Dimension of Nul A is the number of free variables in the equation Ax = 0.</text:p>
          <text:list>
            <text:list-header>
              <text:p text:style-name="P21">Solving Ax = 0, to obtain a Nul A. </text:p>
              <text:list>
                <text:list-item>
                  <text:p text:style-name="P1"><text:span text:style-name="T13">If the solution is non-trivial</text:span><text:span text:style-name="T14">(x will have free variables)</text:span><text:span text:style-name="T13">, e</text:span><text:span text:style-name="T15">xpressing </text:span><text:span text:style-name="T4">x</text:span><text:span text:style-name="T15"> </text:span><text:span text:style-name="T16">as a linear combination, we can identify the </text:span><text:span text:style-name="T5">spanning set</text:span><text:span text:style-name="T16"> of Nul A. </text:span><text:span text:style-name="T17">The size of this </text:span></text:p>
                </text:list-item>
                <text:list-item>
                  <text:p text:style-name="P2">See example 3 – page 201, Lay</text:p>
                </text:list-item>
              </text:list>
            </text:list-header>
            <text:list-item>
              <text:p text:style-name="P1"><text:span text:style-name="T18">If the solution is trivial, </text:span><text:span text:style-name="T19">Nul A = { </text:span><text:span text:style-name="T6">0</text:span><text:span text:style-name="T19"> }.</text:span></text:p>
            </text:list-item>
          </text:list>
        </text:list-item>
        <text:list-item>
          <text:p text:style-name="P19">Dimension of Col A is the number of pivot columns in A.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7T17:28:12</meta:creation-date>
    <dc:title>T1</dc:title>
    <meta:editing-duration>PT7M27S</meta:editing-duration>
    <meta:editing-cycles>5</meta:editing-cycles>
    <meta:generator>LibreOffice/4.0.2.2$Linux_x86 LibreOffice_project/400m0$Build-2</meta:generator>
    <meta:initial-creator>Kempa </meta:initial-creator>
    <dc:date>2013-09-20T07:12:09</dc:date>
    <dc:creator>Kempa </dc:creator>
    <meta:document-statistic meta:table-count="0" meta:image-count="0" meta:object-count="1" meta:page-count="1" meta:paragraph-count="25" meta:word-count="293" meta:character-count="1420" meta:non-whitespace-character-count="1169"/>
    <meta:template xlink:type="simple" xlink:actuate="onRequest" xlink:title="T1" xlink:href="../../../../.config/libreoffice/4/user/template/T1.ott" meta:date="2013-08-17T17:28:11"/>
  </office:meta>
</office:document-meta>
</file>

<file path=Object 1/content.xml><?xml version="1.0" encoding="utf-8"?>
<math xmlns="http://www.w3.org/1998/Math/MathML">
  <semantics>
    <mrow>
      <mi mathvariant="italic">dim</mi>
      <mrow>
        <mi>H</mi>
        <mo stretchy="false">≤</mo>
        <mi mathvariant="italic">dim</mi>
      </mrow>
      <mi>V</mi>
    </mrow>
    <annotation encoding="StarMath 5.0"> dim H le dim V</annotation>
  </semantics>
</math>
</file>